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24e3" officeooo:paragraph-rsid="000324e3"/>
    </style:style>
    <style:style style:name="P2" style:family="paragraph" style:parent-style-name="Standard">
      <style:text-properties officeooo:rsid="0004d2fb" officeooo:paragraph-rsid="0004d2fb"/>
    </style:style>
    <style:style style:name="P3" style:family="paragraph" style:parent-style-name="Standard">
      <style:text-properties officeooo:rsid="0005eb91" officeooo:paragraph-rsid="0005eb91"/>
    </style:style>
    <style:style style:name="T1" style:family="text">
      <style:text-properties officeooo:rsid="000324e3"/>
    </style:style>
    <style:style style:name="T2" style:family="text">
      <style:text-properties officeooo:rsid="0005eb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9.02.2019</text:p>
      <text:p text:style-name="Standard">Initial Meeting</text:p>
      <text:p text:style-name="Standard">Kickoff</text:p>
      <text:p text:style-name="Standard"/>
      <text:p text:style-name="Standard">Diskussion über Module. Aufbau und Aufgabenverteilung</text:p>
      <text:p text:style-name="P2">Frontend: Adrian</text:p>
      <text:p text:style-name="P2">Backend: Alex</text:p>
      <text:p text:style-name="Standard"/>
      <text:p text:style-name="Standard">1) Benutzte Software/Schnittstellen</text:p>
      <text:p text:style-name="Standard"><text:tab/>- Client in C++/Qt 5.9.1</text:p>
      <text:p text:style-name="Standard"><text:tab/>- RestApi mit Java, Spring Boot</text:p>
      <text:p text:style-name="Standard"><text:tab/>- Datenbank MySql <text:span text:style-name="T1">5.6.21</text:span></text:p>
      <text:p text:style-name="Standard"/>
      <text:p text:style-name="Standard">2) Grobes Design</text:p>
      <text:p text:style-name="Standard">C++ Client bietet <text:span text:style-name="T1">Initialisierung</text:span> der D<text:span text:style-name="T1">atenbank an, wenn sie noch nicht existiert</text:span></text:p>
      <text:p text:style-name="P1">Ansonsten bietet er eine User und Admin Oberfläche an. (Die User Oberfläche wird zu einem späterem Zeitpunkt besprochen)</text:p>
      <text:p text:style-name="P1"/>
      <text:p text:style-name="P1">Es gibt ein vorgeschaltetes Einlogfenster</text:p>
      <text:p text:style-name="P1"/>
      <text:p text:style-name="P1">Die Adminoberfläche bietet folgende Funktionalität</text:p>
      <text:p text:style-name="P1">- User hinzufügen (auch als Admin)</text:p>
      <text:p text:style-name="P1">- User löschen</text:p>
      <text:p text:style-name="P1">- User editieren</text:p>
      <text:p text:style-name="P1">- Gruppen anlegen</text:p>
      <text:p text:style-name="P1">- User zu Gruppen hinzufügen</text:p>
      <text:p text:style-name="Standard"><text:tab/></text:p>
      <text:p text:style-name="P1">3) Datenbank</text:p>
      <text:p text:style-name="P1">ER Diagramm</text:p>
      <text:p text:style-name="P2">Passwort Hash und ob User Einzelrechte erhalten können, werden später besprochen</text:p>
      <text:p text:style-name="P2"/>
      <text:p text:style-name="P2">4) Rest API</text:p>
      <text:p text:style-name="P2">Zur Application/Databasen anbindung wird eine Rest API verwendet. </text:p>
      <text:p text:style-name="P2">Get:</text:p>
      <text:p text:style-name="P2">- Liste alle User (Name + ID) <text:span text:style-name="T2">(/users)</text:span></text:p>
      <text:p text:style-name="P2">- Userdetails (Alle Daten <text:span text:style-name="T2">eines speziellen Users) (/userdetails/{id}</text:span></text:p>
      <text:p text:style-name="P2">- <text:span text:style-name="T2">more to come</text:span></text:p>
      <text:p text:style-name="P2"/>
      <text:p text:style-name="P3">Post:</text:p>
      <text:p text:style-name="P3">- /userdetails</text:p>
      <text:p text:style-name="P3">- /group</text:p>
      <text:p text:style-name="P3"/>
      <text:p text:style-name="P3">Put:</text:p>
      <text:p text:style-name="P3">- /userdetails/{id}/</text:p>
      <text:p text:style-name="P3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07:48:00.024000000</meta:creation-date>
    <dc:date>2019-02-19T08:24:07.198000000</dc:date>
    <meta:editing-duration>PT15M45S</meta:editing-duration>
    <meta:editing-cycles>2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5" meta:word-count="150" meta:character-count="1004" meta:non-whitespace-character-count="883"/>
  </office:meta>
</office:document-meta>
</file>